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text-properties style:font-name="SansSerif"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3"/>
      <text:p text:style-name="P3"/>
      <text:p text:style-name="P3"/>
      <text:p text:style-name="P3"/>
      <text:p text:style-name="P1">Author:<text:tab/>Jean-Pierre Charras</text:p>
      <text:p text:style-name="P1">Version:<text:tab/>January, 20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7-07T17:46:53</meta:creation-date>
    <dc:date>2011-01-07T08:42:11.89</dc:date>
    <dc:language>es-ES</dc:language>
    <meta:editing-cycles>8</meta:editing-cycles>
    <meta:editing-duration>PT00H19M15S</meta:editing-duration>
    <meta:document-statistic meta:table-count="0" meta:image-count="1" meta:object-count="0" meta:page-count="1" meta:paragraph-count="3" meta:word-count="6" meta:character-count="50"/>
    <meta:user-defined meta:name="Info 1"/>
    <meta:user-defined meta:name="Info 2"/>
    <meta:user-defined meta:name="Info 3"/>
    <meta:user-defined meta:name="Info 4"/>
  </office:meta>
</office:document-meta>
</file>